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9, 2022 (08:34:0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the <text:span text:style-name="NormalTok">numbers</text:span> array, write statements to:</text:p>
      <text:list text:style-name="L1">
        <text:list-item>
          <text:p text:style-name="P2">Display every value in order, left to right</text:p>
        </text:list-item>
        <text:list-item>
          <text:p text:style-name="P2">Display every value at an even index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do the following:</text:p>
      <text:list text:style-name="L2">
        <text:list-item>
          <text:p text:style-name="P3">Calculate the sum of all numbers in <text:span text:style-name="NormalTok">numbers</text:span>,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the following questions:</text:p>
      <text:list text:style-name="L3">
        <text:list-item>
          <text:p text:style-name="P4">Find the <text:span text:style-name="T1">index</text:span> of the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the <text:span text:style-name="NormalTok">numbers</text:span> array change, or even if the array length changes.</text:p>
      <text:p text:style-name="Text_20_body">To test your program, go back to the beginning where you declared the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the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the value <text:span text:style-name="CharTok">'w'</text:span> occur in both arrays? Display the answer, true/false.</text:p>
        </text:list-item>
        <text:list-item>
          <text:p text:style-name="P10">What is the first value of the array <text:span text:style-name="NormalTok">chars1</text:span> that also occurs in the second array <text:span text:style-name="NormalTok">chars2</text:span>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<text:span text:style-name="T1">any</text:span>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 from the <text:span text:style-name="NormalTok">Array</text:span> clas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19T13:34:13Z</meta:creation-date>
    <dc:date>2022-01-19T13:34:13Z</dc:date>
    <meta:user-defined meta:name="date" meta:value-type="string">January  19, 2022 (08:34:0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